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3b4" officeooo:paragraph-rsid="000213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5:02:18 PM PIT &gt;&gt; INFO : Completed in 136 seconds</text:p>
      <text:p text:style-name="P1">================================================================================</text:p>
      <text:p text:style-name="P1">- Timings</text:p>
      <text:p text:style-name="P1">================================================================================</text:p>
      <text:p text:style-name="P1">&gt; scan classpath : &lt; 1 second</text:p>
      <text:p text:style-name="P1">&gt; coverage and dependency analysis : 3 seconds</text:p>
      <text:p text:style-name="P1">&gt; build mutation tests : &lt; 1 second</text:p>
      <text:p text:style-name="P1">&gt; run mutation analysis : 2 minutes and 12 seconds</text:p>
      <text:p text:style-name="P1">--------------------------------------------------------------------------------</text:p>
      <text:p text:style-name="P1">&gt; Total <text:s/>: 2 minutes and 16 seconds</text:p>
      <text:p text:style-name="P1">--------------------------------------------------------------------------------</text:p>
      <text:p text:style-name="P1">================================================================================</text:p>
      <text:p text:style-name="P1">- Statistics</text:p>
      <text:p text:style-name="P1">================================================================================</text:p>
      <text:p text:style-name="P1">&gt;&gt; Generated 461 mutations Killed 219 (48%)</text:p>
      <text:p text:style-name="P1">&gt;&gt; Ran 579 tests (1.26 tests per mutation)</text:p>
      <text:p text:style-name="P1">================================================================================</text:p>
      <text:p text:style-name="P1">- Mutators</text:p>
      <text:p text:style-name="P1">================================================================================</text:p>
      <text:p text:style-name="P1">&gt; org.pitest.mutationtest.engine.gregor.mutators.ConditionalsBoundaryMutator</text:p>
      <text:p text:style-name="P1">&gt;&gt; Generated 35 Killed 16 (46%)</text:p>
      <text:p text:style-name="P1">&gt; KILLED 16 SURVIVED 11 TIMED_OUT 0 NON_VIABLE 0 </text:p>
      <text:p text:style-name="P1">&gt; MEMORY_ERROR 0 NOT_STARTED 0 STARTED 0 RUN_ERROR 0 </text:p>
      <text:p text:style-name="P1">&gt; NO_COVERAGE 8 </text:p>
      <text:p text:style-name="P1">--------------------------------------------------------------------------------</text:p>
      <text:p text:style-name="P1">&gt; org.pitest.mutationtest.engine.gregor.mutators.IncrementsMutator</text:p>
      <text:p text:style-name="P1">&gt;&gt; Generated 24 Killed 15 (62%)</text:p>
      <text:p text:style-name="P1">&gt; KILLED 14 SURVIVED 5 TIMED_OUT 1 NON_VIABLE 0 </text:p>
      <text:p text:style-name="P1">&gt; MEMORY_ERROR 0 NOT_STARTED 0 STARTED 0 RUN_ERROR 0 </text:p>
      <text:p text:style-name="P1">&gt; NO_COVERAGE 4 </text:p>
      <text:p text:style-name="P1">--------------------------------------------------------------------------------</text:p>
      <text:p text:style-name="P1">&gt; org.pitest.mutationtest.engine.gregor.mutators.VoidMethodCallMutator</text:p>
      <text:p text:style-name="P1">&gt;&gt; Generated 95 Killed 23 (24%)</text:p>
      <text:p text:style-name="P1">&gt; KILLED 23 SURVIVED 44 TIMED_OUT 0 NON_VIABLE 0 </text:p>
      <text:p text:style-name="P1">&gt; MEMORY_ERROR 0 NOT_STARTED 0 STARTED 0 RUN_ERROR 0 </text:p>
      <text:p text:style-name="P1">&gt; NO_COVERAGE 28 </text:p>
      <text:p text:style-name="P1">--------------------------------------------------------------------------------</text:p>
      <text:p text:style-name="P1">&gt; org.pitest.mutationtest.engine.gregor.mutators.ReturnValsMutator</text:p>
      <text:p text:style-name="P1">&gt;&gt; Generated 137 Killed 82 (60%)</text:p>
      <text:p text:style-name="P1">&gt; KILLED 82 SURVIVED 20 TIMED_OUT 0 NON_VIABLE 0 </text:p>
      <text:p text:style-name="P1">&gt; MEMORY_ERROR 0 NOT_STARTED 0 STARTED 0 RUN_ERROR 0 </text:p>
      <text:p text:style-name="P1">&gt; NO_COVERAGE 35 </text:p>
      <text:p text:style-name="P1">--------------------------------------------------------------------------------</text:p>
      <text:p text:style-name="P1"><text:soft-page-break/>&gt; org.pitest.mutationtest.engine.gregor.mutators.MathMutator</text:p>
      <text:p text:style-name="P1">&gt;&gt; Generated 34 Killed 16 (47%)</text:p>
      <text:p text:style-name="P1">&gt; KILLED 15 SURVIVED 18 TIMED_OUT 1 NON_VIABLE 0 </text:p>
      <text:p text:style-name="P1">&gt; MEMORY_ERROR 0 NOT_STARTED 0 STARTED 0 RUN_ERROR 0 </text:p>
      <text:p text:style-name="P1">&gt; NO_COVERAGE 0 </text:p>
      <text:p text:style-name="P1">--------------------------------------------------------------------------------</text:p>
      <text:p text:style-name="P1">&gt; org.pitest.mutationtest.engine.gregor.mutators.NegateConditionalsMutator</text:p>
      <text:p text:style-name="P1">&gt;&gt; Generated 136 Killed 67 (49%)</text:p>
      <text:p text:style-name="P1">&gt; KILLED 65 SURVIVED 43 TIMED_OUT 2 NON_VIABLE 0 </text:p>
      <text:p text:style-name="P1">&gt; MEMORY_ERROR 0 NOT_STARTED 0 STARTED 0 RUN_ERROR 0 </text:p>
      <text:p text:style-name="P1">&gt; NO_COVERAGE 26 </text:p>
      <text:p text:style-name="P1">--------------------------------------------------------------------------------</text:p>
      <text:p text:style-name="P1">[INFO] ------------------------------------------------------------------------</text:p>
      <text:p text:style-name="P1">[INFO] BUILD SUCCESS</text:p>
      <text:p text:style-name="P1">[INFO] ------------------------------------------------------------------------</text:p>
      <text:p text:style-name="P1">[INFO] Total time: 02:36 min</text:p>
      <text:p text:style-name="P1">[INFO] Finished at: 2016-12-03T17:02:18-05:00</text:p>
      <text:p text:style-name="P1">[INFO] Final Memory: 11M/128M</text:p>
      <text:p text:style-name="P1">[INFO] 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7:09:40.168107966</meta:creation-date>
    <dc:date>2016-12-03T17:10:13.635952711</dc:date>
    <meta:editing-duration>P0D</meta:editing-duration>
    <meta:editing-cycles>1</meta:editing-cycles>
    <meta:document-statistic meta:table-count="0" meta:image-count="0" meta:object-count="0" meta:page-count="2" meta:paragraph-count="62" meta:word-count="282" meta:character-count="3150" meta:non-whitespace-character-count="2911"/>
    <meta:generator>LibreOffice/4.2.8.2$Linux_X86_64 LibreOffice_project/420m0$Build-2</meta:generator>
  </office:meta>
</office:document-meta>
</file>